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4027777777778cm"/>
    </style:style>
    <style:style style:name="co3" style:family="table-column">
      <style:table-column-properties fo:break-before="auto" style:column-width="1.92263888888889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8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time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theta-off-1</text:p>
          </table:table-cell>
          <table:table-cell office:value-type="string" table:style-name="ce1">
            <text:p>theta-off-2</text:p>
          </table:table-cell>
          <table:table-cell office:value-type="string" table:style-name="ce1">
            <text:p>theta-off-3</text:p>
          </table:table-cell>
          <table:table-cell office:value-type="string" table:style-name="ce1">
            <text:p>theta-off mean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8" table:style-name="ce1">
            <text:p>38</text:p>
          </table:table-cell>
          <table:table-cell office:value-type="float" office:value="0.16534698176788384" table:formula="of:=(1/[.B6])*2*PI()" table:style-name="ce1">
            <text:p>0.165346982</text:p>
          </table:table-cell>
          <table:table-cell office:value-type="float" office:value="51" table:style-name="ce1">
            <text:p>51</text:p>
          </table:table-cell>
          <table:table-cell office:value-type="float" office:value="53" table:style-name="ce1">
            <text:p>53</text:p>
          </table:table-cell>
          <table:table-cell office:value-type="float" office:value="53" table:style-name="ce1">
            <text:p>53</text:p>
          </table:table-cell>
          <table:table-cell office:value-type="float" office:value="52.333333333333336" table:formula="of:=([.D6]+[.E6]+[.F6])/3" table:style-name="ce1">
            <text:p>52.3333333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4" table:style-name="ce1">
            <text:p>24</text:p>
          </table:table-cell>
          <table:table-cell office:value-type="float" office:value="0.26179938779914941" table:formula="of:=(1/[.B7])*2*PI()" table:style-name="ce1">
            <text:p>0.261799388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6" table:style-name="ce1">
            <text:p>56</text:p>
          </table:table-cell>
          <table:table-cell office:value-type="float" office:value="55.666666666666664" table:formula="of:=([.D7]+[.E7]+[.F7])/3" table:style-name="ce1">
            <text:p>55.6666666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9" table:style-name="ce1">
            <text:p>19</text:p>
          </table:table-cell>
          <table:table-cell office:value-type="float" office:value="0.33069396353576769" table:formula="of:=(1/[.B8])*2*PI()" table:style-name="ce1">
            <text:p>0.330693964</text:p>
          </table:table-cell>
          <table:table-cell office:value-type="float" office:value="59" table:style-name="ce1">
            <text:p>59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56.333333333333336" table:formula="of:=([.D8]+[.E8]+[.F8])/3" table:style-name="ce1">
            <text:p>56.3333333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0.39269908169872414" table:formula="of:=(1/[.B9])*2*PI()" table:style-name="ce1">
            <text:p>0.392699082</text:p>
          </table:table-cell>
          <table:table-cell office:value-type="float" office:value="51" table:style-name="ce1">
            <text:p>51</text:p>
          </table:table-cell>
          <table:table-cell office:value-type="float" office:value="61" table:style-name="ce1">
            <text:p>61</text:p>
          </table:table-cell>
          <table:table-cell office:value-type="float" office:value="56" table:style-name="ce1">
            <text:p>56</text:p>
          </table:table-cell>
          <table:table-cell office:value-type="float" office:value="56" table:formula="of:=([.D9]+[.E9]+[.F9])/3" table:style-name="ce1">
            <text:p>56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graph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w</text:p>
          </table:table-cell>
          <table:table-cell office:value-type="string" table:style-name="ce1">
            <text:p>o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float" office:value="0.16534698176788384" table:formula="of:=[.C6]" table:style-name="ce1">
            <text:p>0.165346982</text:p>
          </table:table-cell>
          <table:table-cell office:value-type="float" office:value="37.666666666666664" table:formula="of:=90-[.G6]" table:style-name="ce1">
            <text:p>37.66666667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float" office:value="0.26179938779914941" table:formula="of:=[.C7]" table:style-name="ce1">
            <text:p>0.261799388</text:p>
          </table:table-cell>
          <table:table-cell office:value-type="float" office:value="34.333333333333336" table:formula="of:=90-[.G7]" table:style-name="ce1">
            <text:p>34.33333333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float" office:value="0.33069396353576769" table:formula="of:=[.C8]" table:style-name="ce1">
            <text:p>0.330693964</text:p>
          </table:table-cell>
          <table:table-cell office:value-type="float" office:value="33.666666666666664" table:formula="of:=90-[.G8]" table:style-name="ce1">
            <text:p>33.66666667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39269908169872414" table:formula="of:=[.C9]" table:style-name="ce1">
            <text:p>0.392699082</text:p>
          </table:table-cell>
          <table:table-cell office:value-type="float" office:value="34" table:formula="of:=90-[.G9]" table:style-name="ce1">
            <text:p>3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frame draw:z-index="1" draw:id="id0" draw:style-name="a0" draw:name="Chart 3" svg:x="0.38542in" svg:y="0.00694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Jack Kingdom</meta:initial-creator>
    <dc:creator>Jack Kingdom</dc:creator>
    <meta:creation-date>2023-02-22T22:15:53Z</meta:creation-date>
    <dc:date>2023-02-22T22:40:4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Angle of repose vs angular speed<text:line-break/>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heet1.$D$13" chart:values-cell-range-address="Sheet1.$D$14:.$D$17" chart:class="chart:scatter" chart:attached-axis="primary-y" chart:style-name="G0S0">
            <chart:domain table:cell-range-address="Sheet1.$C$14:.$C$17"/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